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#e3e300"/>
    </style:style>
    <style:style style:name="ce4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Default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table:style-name="ce27"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table:style-name="ce27"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3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7"/>
          <table:table-cell/>
          <table:table-cell table:style-name="ce27"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table:style-name="ce27"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table:style-name="ce27"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7"/>
          <table:table-cell table:style-name="ce31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 table:style-name="ce27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1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7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 table:style-name="ce27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 table:style-name="ce27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 table:style-name="ce27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 table:style-name="ce27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8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7"/>
          <table:table-cell table:style-name="ce31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7"/>
          <table:table-cell table:style-name="ce50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3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3" office:value-type="string" calcext:value-type="string">
            <text:p>346663</text:p>
          </table:table-cell>
          <table:table-cell table:style-name="ce42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table:style-name="ce27"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0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number-columns-repeated="24"/>
          <table:table-cell office:value-type="string" calcext:value-type="string">
            <text:p>-5001.74</text:p>
          </table:table-cell>
          <table:table-cell table:style-name="ce50" office:value-type="string" calcext:value-type="string">
            <text:p>-301</text:p>
          </table:table-cell>
          <table:table-cell table:number-columns-repeated="995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6"/>
          <table:table-cell table:style-name="ce55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9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2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.00.0000</text:date>, <text:time style:data-style-name="N2" text:time-value="12:48:35.0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4T11:57:20.382000000</dc:date>
    <meta:editing-duration>P13DT8H10M50S</meta:editing-duration>
    <meta:editing-cycles>5659</meta:editing-cycles>
    <meta:document-statistic meta:table-count="7" meta:cell-count="15546" meta:object-count="0"/>
    <meta:user-defined meta:name="qrichtext">1</meta:user-defined>
  </office:meta>
</office:document-meta>
</file>